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  <style:text-properties fo:font-size="14pt" fo:language="es" fo:country="ES" fo:font-weight="normal" officeooo:rsid="0067f9f7" officeooo:paragraph-rsid="0016a71c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fo:language="es" fo:country="ES" fo:font-weight="normal" officeooo:rsid="0007c71f" officeooo:paragraph-rsid="0016a71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language="es" fo:country="ES" fo:font-weight="normal" officeooo:rsid="0007c71f" officeooo:paragraph-rsid="0016a71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fo:language="es" fo:country="ES" fo:font-weight="normal" officeooo:rsid="00a5ad2c" officeooo:paragraph-rsid="0016a71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2c8eff" officeooo:paragraph-rsid="002c8ef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2ffbc3" officeooo:paragraph-rsid="002ffbc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322379" officeooo:paragraph-rsid="0032237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34fc82" officeooo:paragraph-rsid="0034fc8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373f46" officeooo:paragraph-rsid="00373f46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5703fc" officeooo:paragraph-rsid="005703fc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5ace88" officeooo:paragraph-rsid="005ace8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5cb9cf" officeooo:paragraph-rsid="005cb9c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b11c4" officeooo:paragraph-rsid="001b11c4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6d326" officeooo:paragraph-rsid="0016d326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18b7f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209905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5828d4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5cb9cf" officeooo:paragraph-rsid="005cb9c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2fa8b7" officeooo:paragraph-rsid="002c8ef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fo:font-size="14pt" fo:language="es" fo:country="ES" fo:font-style="normal" style:text-underline-style="none" fo:font-weight="bold" officeooo:rsid="0035a55a" officeooo:paragraph-rsid="0035a55a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fo:font-size="14pt" fo:language="es" fo:country="ES" fo:font-style="normal" style:text-underline-style="none" fo:font-weight="bold" officeooo:rsid="0035a55a" officeooo:paragraph-rsid="0035a55a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fo:font-size="14pt" fo:language="es" fo:country="ES" fo:font-style="normal" style:text-underline-style="none" fo:font-weight="normal" officeooo:rsid="00334862" officeooo:paragraph-rsid="0032580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language="es" fo:country="ES" fo:font-weight="bold" officeooo:rsid="0007c71f" officeooo:paragraph-rsid="0016a71c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fo:font-size="32pt" fo:language="es" fo:country="ES" fo:font-weight="bold" officeooo:rsid="0066f3f2" officeooo:paragraph-rsid="0016a71c" style:font-size-asian="28pt" style:font-weight-asian="bold" style:font-size-complex="32pt" style:font-weight-complex="bold"/>
    </style:style>
    <style:style style:name="P25" style:family="paragraph" style:parent-style-name="Standard">
      <style:paragraph-properties fo:line-height="115%" fo:text-align="center" style:justify-single-word="false"/>
      <style:text-properties fo:font-size="32pt" fo:language="es" fo:country="ES" fo:font-weight="bold" officeooo:rsid="0007c71f" officeooo:paragraph-rsid="0016a71c" style:font-size-asian="32pt" style:font-weight-asian="bold" style:font-size-complex="32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fo:language="es" fo:country="ES" fo:font-weight="normal" officeooo:rsid="0007c71f" officeooo:paragraph-rsid="0016a71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18b7f0" officeooo:paragraph-rsid="0018b7f0" style:font-size-asian="18pt" style:font-weight-asian="bold" style:font-size-complex="18pt" style:font-weight-complex="bold"/>
    </style:style>
    <style:style style:name="P28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16d326" officeooo:paragraph-rsid="002c3969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6232f4" officeooo:paragraph-rsid="006232f4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6232f4" officeooo:paragraph-rsid="0066f3ad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6232f4" officeooo:paragraph-rsid="006ba025" style:font-size-asian="15.75pt" style:font-weight-asian="bold" style:font-size-complex="18pt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officeooo:paragraph-rsid="0038e82c"/>
    </style:style>
    <style:style style:name="P33" style:family="paragraph" style:parent-style-name="Standard">
      <style:paragraph-properties fo:line-height="115%" fo:text-align="justify" style:justify-single-word="false"/>
      <style:text-properties fo:font-weight="bold" officeooo:paragraph-rsid="0038e82c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solid" style:text-underline-width="auto" style:text-underline-color="font-color" fo:font-weight="bold" officeooo:rsid="003a6ee1" officeooo:paragraph-rsid="0038e82c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solid" style:text-underline-width="auto" style:text-underline-color="font-color" fo:font-weight="bold" officeooo:rsid="004ed54e" officeooo:paragraph-rsid="006e06c7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solid" style:text-underline-width="auto" style:text-underline-color="font-color" fo:font-weight="bold" officeooo:rsid="004fa3f8" officeooo:paragraph-rsid="006e261b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none" officeooo:rsid="003a6ee1" officeooo:paragraph-rsid="0038e82c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line-height="115%" fo:text-align="center" style:justify-single-word="false"/>
      <style:text-properties fo:font-size="26pt" fo:language="es" fo:country="ES" fo:font-weight="normal" officeooo:rsid="005fa979" officeooo:paragraph-rsid="0016a71c" style:font-size-asian="22.75pt" style:font-weight-asian="normal" style:font-size-complex="26pt" style:font-weight-complex="normal"/>
    </style:style>
    <style:style style:name="P39" style:family="paragraph" style:parent-style-name="Standard">
      <style:paragraph-properties fo:line-height="115%" fo:text-align="center" style:justify-single-word="false"/>
      <style:text-properties fo:font-size="18pt" fo:language="es" fo:country="ES" fo:font-weight="bold" officeooo:rsid="005fa979" officeooo:paragraph-rsid="0016d326" style:font-size-asian="15.75pt" style:font-weight-asian="bold" style:font-size-complex="18pt" style:font-weight-complex="bold"/>
    </style:style>
    <style:style style:name="P40" style:family="paragraph" style:parent-style-name="Standard">
      <style:paragraph-properties fo:line-height="115%" fo:text-align="center" style:justify-single-word="false"/>
      <style:text-properties fo:font-size="18pt" fo:language="es" fo:country="ES" fo:font-style="normal" style:text-underline-style="none" fo:font-weight="bold" officeooo:rsid="002c3969" officeooo:paragraph-rsid="0036c170" style:font-size-asian="15.75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18b7f0" officeooo:paragraph-rsid="0018b7f0" style:font-size-asian="18pt" style:font-weight-asian="bold" style:font-size-complex="18pt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197388" officeooo:paragraph-rsid="0018b7f0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5ace88" officeooo:paragraph-rsid="005ace88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686334" officeooo:paragraph-rsid="002ffbc3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6970ea" officeooo:paragraph-rsid="002ffbc3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2ffbc3" officeooo:paragraph-rsid="002ffbc3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3f473" officeooo:paragraph-rsid="0016d326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3f473" officeooo:paragraph-rsid="0018b7f0" style:font-size-asian="12.25pt" style:font-weight-asian="bold" style:font-size-complex="14pt" style:font-weight-complex="bold"/>
    </style:style>
    <style:style style:name="P49" style:family="paragraph" style:parent-style-name="Standard" style:list-style-name="L3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7bb0bb" officeooo:paragraph-rsid="007bb0bb" style:font-size-asian="12.25pt" style:font-weight-asian="bold" style:font-size-complex="14pt" style:font-weight-complex="bold"/>
    </style:style>
    <style:style style:name="P50" style:family="paragraph" style:parent-style-name="Standard" style:list-style-name="L3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7f36c6" officeooo:paragraph-rsid="007f36c6" style:font-size-asian="12.25pt" style:font-weight-asian="bold" style:font-size-complex="14pt" style:font-weight-complex="bold"/>
    </style:style>
    <style:style style:name="P51" style:family="paragraph" style:parent-style-name="Standard" style:list-style-name="L3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828f97" officeooo:paragraph-rsid="00828f97" style:font-size-asian="12.25pt" style:font-weight-asian="bold" style:font-size-complex="14pt" style:font-weight-complex="bold"/>
    </style:style>
    <style:style style:name="P52" style:family="paragraph" style:parent-style-name="Standard" style:list-style-name="L3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83bf72" officeooo:paragraph-rsid="0083bf72" style:font-size-asian="12.25pt" style:font-weight-asian="bold" style:font-size-complex="14pt" style:font-weight-complex="bold"/>
    </style:style>
    <style:style style:name="P53" style:family="paragraph" style:parent-style-name="Standard" style:list-style-name="L3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84e493" officeooo:paragraph-rsid="0084e493" style:font-size-asian="12.25pt" style:font-weight-asian="bold" style:font-size-complex="14pt" style:font-weight-complex="bold"/>
    </style:style>
    <style:style style:name="P54" style:family="paragraph" style:parent-style-name="Standard" style:list-style-name="L3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86deef" officeooo:paragraph-rsid="0086deef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normal" officeooo:rsid="0013f473" officeooo:paragraph-rsid="0016d326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normal" officeooo:rsid="007695c5" officeooo:paragraph-rsid="007695c5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normal" officeooo:rsid="0077fd06" officeooo:paragraph-rsid="0077fd06" style:font-size-asian="12.25pt" style:font-weight-asian="normal" style:font-size-complex="14pt" style:font-weight-complex="normal"/>
    </style:style>
    <style:style style:name="P58" style:family="paragraph" style:parent-style-name="Standard" style:list-style-name="L3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normal" officeooo:rsid="007bb0bb" officeooo:paragraph-rsid="007bb0bb" style:font-size-asian="12.25pt" style:font-weight-asian="normal" style:font-size-complex="14pt" style:font-weight-complex="normal"/>
    </style:style>
    <style:style style:name="P59" style:family="paragraph" style:parent-style-name="Standard" style:list-style-name="L3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normal" officeooo:rsid="007d040d" officeooo:paragraph-rsid="007d040d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15%" fo:text-align="center" style:justify-single-word="false"/>
      <style:text-properties style:font-name="Liberation Serif" fo:font-size="18pt" fo:language="es" fo:country="ES" fo:font-style="normal" style:text-underline-style="none" fo:font-weight="bold" officeooo:rsid="0036c170" officeooo:paragraph-rsid="006d3afe" style:font-size-asian="15.75pt" style:font-style-asian="normal" style:font-weight-asian="bold" style:font-size-complex="18pt" style:font-style-complex="normal" style:font-weight-complex="bold"/>
    </style:style>
    <style:style style:name="P61" style:family="paragraph" style:parent-style-name="Standard">
      <style:paragraph-properties fo:line-height="115%" fo:text-align="center" style:justify-single-word="false"/>
      <style:text-properties style:font-name="Liberation Serif" fo:font-size="18pt" fo:language="es" fo:country="ES" fo:font-style="normal" style:text-underline-style="none" fo:font-weight="bold" officeooo:rsid="0036c170" officeooo:paragraph-rsid="006f45ca" style:font-size-asian="15.75pt" style:font-style-asian="normal" style:font-weight-asian="bold" style:font-size-complex="18pt" style:font-style-complex="normal" style:font-weight-complex="bold"/>
    </style:style>
    <style:style style:name="P62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none" fo:font-weight="bold" officeooo:rsid="006e06c7" officeooo:paragraph-rsid="006e06c7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none" fo:font-weight="bold" officeooo:rsid="003a6ee1" officeooo:paragraph-rsid="0038e82c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 style:list-style-name="L1">
      <style:paragraph-properties fo:line-height="115%" fo:text-align="justify" style:justify-single-word="false"/>
      <style:text-properties officeooo:paragraph-rsid="0018b7f0"/>
    </style:style>
    <style:style style:name="P65" style:family="paragraph" style:parent-style-name="Standard" style:list-style-name="L2">
      <style:paragraph-properties fo:line-height="115%" fo:text-align="justify" style:justify-single-word="false"/>
      <style:text-properties officeooo:paragraph-rsid="0018b7f0"/>
    </style:style>
    <style:style style:name="T1" style:family="text">
      <style:text-properties officeooo:rsid="0016d32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d326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804e3d" style:font-weight-asian="normal" style:font-weight-complex="normal"/>
    </style:style>
    <style:style style:name="T6" style:family="text">
      <style:text-properties style:text-underline-style="none" fo:font-weight="normal" officeooo:rsid="0080f00f" style:font-weight-asian="normal" style:font-weight-complex="normal"/>
    </style:style>
    <style:style style:name="T7" style:family="text">
      <style:text-properties style:text-underline-style="none" fo:font-weight="normal" officeooo:rsid="008482cd" style:font-weight-asian="normal" style:font-weight-complex="normal"/>
    </style:style>
    <style:style style:name="T8" style:family="text">
      <style:text-properties style:text-underline-style="none" fo:font-weight="normal" officeooo:rsid="00861e4a" style:font-weight-asian="normal" style:font-weight-complex="normal"/>
    </style:style>
    <style:style style:name="T9" style:family="text">
      <style:text-properties style:text-underline-style="none" officeooo:rsid="005fa979"/>
    </style:style>
    <style:style style:name="T10" style:family="text">
      <style:text-properties style:text-underline-style="none" officeooo:rsid="00631681"/>
    </style:style>
    <style:style style:name="T11" style:family="text">
      <style:text-properties style:text-underline-style="none" officeooo:rsid="006559ae"/>
    </style:style>
    <style:style style:name="T12" style:family="text">
      <style:text-properties style:text-underline-style="none" officeooo:rsid="006707c3"/>
    </style:style>
    <style:style style:name="T13" style:family="text">
      <style:text-properties style:text-underline-style="none" officeooo:rsid="00686334"/>
    </style:style>
    <style:style style:name="T14" style:family="text">
      <style:text-properties style:text-underline-style="none" officeooo:rsid="006970ea"/>
    </style:style>
    <style:style style:name="T15" style:family="text">
      <style:text-properties style:text-underline-style="none" officeooo:rsid="006e06c7"/>
    </style:style>
    <style:style style:name="T16" style:family="text">
      <style:text-properties style:text-underline-style="none" officeooo:rsid="006e261b"/>
    </style:style>
    <style:style style:name="T17" style:family="text">
      <style:text-properties style:text-underline-style="none" officeooo:rsid="006f45ca"/>
    </style:style>
    <style:style style:name="T18" style:family="text">
      <style:text-properties style:text-underline-style="none" officeooo:rsid="007d9dcf"/>
    </style:style>
    <style:style style:name="T19" style:family="text">
      <style:text-properties style:text-underline-style="none" officeooo:rsid="0080f00f"/>
    </style:style>
    <style:style style:name="T20" style:family="text">
      <style:text-properties fo:font-size="14pt" fo:language="es" fo:country="ES" style:text-underline-style="none" fo:font-weight="bold" officeooo:rsid="00479e52" style:font-size-asian="14pt" style:font-weight-asian="bold" style:font-size-complex="14pt" style:font-weight-complex="bold"/>
    </style:style>
    <style:style style:name="T21" style:family="text">
      <style:text-properties fo:font-size="14pt" fo:language="es" fo:country="ES" style:text-underline-style="none" fo:font-weight="bold" officeooo:rsid="00715b7b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87a374" style:font-size-asian="14pt" style:font-weight-asian="bold" style:font-size-complex="14pt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34862" style:font-style-asian="normal" style:font-style-complex="normal"/>
    </style:style>
    <style:style style:name="T25" style:family="text">
      <style:text-properties fo:font-style="normal" officeooo:rsid="0036c170" style:font-style-asian="normal" style:font-style-complex="normal"/>
    </style:style>
    <style:style style:name="T26" style:family="text">
      <style:text-properties fo:font-style="normal" officeooo:rsid="006a82fe" style:font-style-asian="normal" style:font-style-complex="normal"/>
    </style:style>
    <style:style style:name="T27" style:family="text">
      <style:text-properties fo:font-style="normal" officeooo:rsid="006ba025" style:font-style-asian="normal" style:font-style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officeooo:rsid="006a82fe" style:font-style-asian="normal" style:font-style-complex="normal"/>
    </style:style>
    <style:style style:name="T30" style:family="text">
      <style:text-properties fo:font-style="normal" style:text-underline-style="none" officeooo:rsid="006ba025" style:font-style-asian="normal" style:font-style-complex="normal"/>
    </style:style>
    <style:style style:name="T31" style:family="text">
      <style:text-properties fo:font-style="normal" style:text-underline-style="none" officeooo:rsid="00715b7b" style:font-style-asian="normal" style:font-style-complex="normal"/>
    </style:style>
    <style:style style:name="T32" style:family="text">
      <style:text-properties fo:font-style="normal" style:text-underline-style="none" officeooo:rsid="0071a651" style:font-style-asian="normal" style:font-style-complex="normal"/>
    </style:style>
    <style:style style:name="T33" style:family="text">
      <style:text-properties fo:font-style="normal" style:text-underline-style="none" officeooo:rsid="0071b184" style:font-style-asian="normal" style:font-style-complex="normal"/>
    </style:style>
    <style:style style:name="T34" style:family="text">
      <style:text-properties fo:font-style="normal" style:text-underline-style="none" officeooo:rsid="0072141a" style:font-style-asian="normal" style:font-style-complex="normal"/>
    </style:style>
    <style:style style:name="T35" style:family="text">
      <style:text-properties fo:font-style="normal" style:text-underline-style="none" officeooo:rsid="0072a742" style:font-style-asian="normal" style:font-style-complex="normal"/>
    </style:style>
    <style:style style:name="T36" style:family="text">
      <style:text-properties fo:font-style="normal" style:text-underline-style="none" officeooo:rsid="0074a95f" style:font-style-asian="normal" style:font-style-complex="normal"/>
    </style:style>
    <style:style style:name="T37" style:family="text">
      <style:text-properties fo:font-style="normal" style:text-underline-style="none" officeooo:rsid="00770e8f" style:font-style-asian="normal" style:font-style-complex="normal"/>
    </style:style>
    <style:style style:name="T38" style:family="text">
      <style:text-properties fo:font-style="normal" style:text-underline-style="none" officeooo:rsid="00773939" style:font-style-asian="normal" style:font-style-complex="normal"/>
    </style:style>
    <style:style style:name="T39" style:family="text">
      <style:text-properties fo:font-style="normal" style:text-underline-style="none" officeooo:rsid="0077fd06" style:font-style-asian="normal" style:font-style-complex="normal"/>
    </style:style>
    <style:style style:name="T40" style:family="text">
      <style:text-properties fo:font-style="normal" style:text-underline-style="none" officeooo:rsid="0079bc65" style:font-style-asian="normal" style:font-style-complex="normal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bold" officeooo:rsid="00715b7b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none" fo:font-weight="bold" officeooo:rsid="0071a651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none" fo:font-weight="bold" officeooo:rsid="0071b184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fo:font-weight="bold" officeooo:rsid="0072141a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bold" officeooo:rsid="0072a742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74a95f" style:font-style-asian="normal" style:font-weight-asian="bold" style:font-style-complex="normal" style:font-weight-complex="bold"/>
    </style:style>
    <style:style style:name="T48" style:family="text">
      <style:text-properties style:font-name="Liberation Serif" fo:font-size="14pt" fo:language="es" fo:country="ES" fo:font-style="normal" style:text-underline-style="none" officeooo:rsid="003a6ee1" style:font-size-asian="14pt" style:font-style-asian="normal" style:font-size-complex="14pt" style:font-style-complex="normal"/>
    </style:style>
    <style:style style:name="T49" style:family="text">
      <style:text-properties style:font-name="Liberation Serif" fo:font-size="14pt" fo:language="es" fo:country="ES" fo:font-style="normal" style:text-underline-style="none" officeooo:rsid="003b15ef" style:font-size-asian="14pt" style:font-style-asian="normal" style:font-size-complex="14pt" style:font-style-complex="normal"/>
    </style:style>
    <style:style style:name="T50" style:family="text">
      <style:text-properties style:font-name="Liberation Serif" fo:font-size="14pt" fo:language="es" fo:country="ES" fo:font-style="normal" style:text-underline-style="none" officeooo:rsid="006e50a2" style:font-size-asian="14pt" style:font-style-asian="normal" style:font-size-complex="14pt" style:font-style-complex="normal"/>
    </style:style>
    <style:style style:name="T51" style:family="text">
      <style:text-properties style:font-name="Liberation Serif" fo:font-size="14pt" fo:language="es" fo:country="ES" fo:font-style="normal" style:text-underline-style="none" fo:font-weight="bold" officeooo:rsid="003b15ef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style:font-name="Liberation Serif" fo:font-size="14pt" fo:language="es" fo:country="ES" fo:font-style="normal" style:text-underline-style="none" fo:font-weight="bold" officeooo:rsid="006e50a2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style:font-name="Liberation Serif" fo:font-size="14pt" fo:language="es" fo:country="ES" fo:font-style="normal" style:text-underline-style="solid" style:text-underline-width="auto" style:text-underline-color="font-color" officeooo:rsid="003a6ee1" style:font-size-asian="14pt" style:font-style-asian="normal" style:font-size-complex="14pt" style:font-style-complex="normal"/>
    </style:style>
    <style:style style:name="T54" style:family="text">
      <style:text-properties style:font-name="Liberation Serif" fo:font-size="14pt" fo:language="es" fo:country="ES" fo:font-style="normal" style:text-underline-style="solid" style:text-underline-width="auto" style:text-underline-color="font-color" officeooo:rsid="006e50a2" style:font-size-asian="14pt" style:font-style-asian="normal" style:font-size-complex="14pt" style:font-style-complex="normal"/>
    </style:style>
    <style:style style:name="T55" style:family="text">
      <style:text-properties officeooo:rsid="005fa979"/>
    </style:style>
    <style:style style:name="T56" style:family="text">
      <style:text-properties officeooo:rsid="006559ae"/>
    </style:style>
    <style:style style:name="T57" style:family="text">
      <style:text-properties officeooo:rsid="0066f3ad"/>
    </style:style>
    <style:style style:name="T58" style:family="text">
      <style:text-properties officeooo:rsid="006707c3"/>
    </style:style>
    <style:style style:name="T59" style:family="text">
      <style:text-properties officeooo:rsid="00686334"/>
    </style:style>
    <style:style style:name="T60" style:family="text">
      <style:text-properties officeooo:rsid="006970ea"/>
    </style:style>
    <style:style style:name="T61" style:family="text">
      <style:text-properties officeooo:rsid="006e261b"/>
    </style:style>
    <style:style style:name="T62" style:family="text">
      <style:text-properties fo:font-weight="bold" officeooo:rsid="0087a374" style:font-weight-asian="bold" style:font-weight-complex="bold"/>
    </style:style>
    <style:style style:name="T63" style:family="text">
      <style:text-properties officeooo:rsid="0087a3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CESI</text:p>
      <text:p text:style-name="P2"/>
      <text:p text:style-name="P25">PRÁCTICA <text:span text:style-name="T55">4</text:span></text:p>
      <text:p text:style-name="P2"/>
      <text:p text:style-name="P38">Monitorización en Sistemas Operativos de Servidores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ANIEL RANCHAL PARRADO</text:p>
      <text:p text:style-name="P2"/>
      <text:p text:style-name="P26"/>
      <text:p text:style-name="P1"/>
      <text:p text:style-name="P39"><text:soft-page-break/>MONITORIZACIÓN EN LINUX(/proc)</text:p>
      <text:p text:style-name="P47">Cuestión 1:<text:span text:style-name="T2"> </text:span><text:span text:style-name="T9">Inspeccione algunos de los archivos y directorios anteriores, indique qué representa cada y realice un resumen de la actividad actual de su sistema Ubuntu y CentOs.</text:span></text:p>
      <text:p text:style-name="P55"><text:span text:style-name="T9">- </text:span><text:span text:style-name="T42">cpuinfo</text:span><text:span text:style-name="T31"> → Muestra la información básica de cada núcleo del procesador.</text:span></text:p>
      <text:p text:style-name="P55"><text:span text:style-name="T31">- </text:span><text:span text:style-name="T43">uptime</text:span><text:span text:style-name="T32"> → Muestra el tiempo que lleva encendido el equipo y el tiempo ocioso.</text:span></text:p>
      <text:p text:style-name="P55"><text:span text:style-name="T32">- </text:span><text:span text:style-name="T44">version → </text:span><text:span text:style-name="T33">Especifica la versión del Kernel además de la versión gcc. También suele incluir la versión de la distribución que se está utilizando.</text:span></text:p>
      <text:p text:style-name="P55"><text:span text:style-name="T33">-</text:span><text:span text:style-name="T34"> </text:span><text:span text:style-name="T45">loadavg</text:span><text:span text:style-name="T34"> → Muestra la carga media del último minuto, los 5 últimos y los 10 últimos.</text:span></text:p>
      <text:p text:style-name="P55"><text:span text:style-name="T34">- </text:span><text:span text:style-name="T46">tty/ → </text:span><text:span text:style-name="T35">Muestra información sobre los dispositivos que tty que actualmente están libres o en uso.</text:span></text:p>
      <text:p text:style-name="P55"><text:span text:style-name="T35">- </text:span><text:span text:style-name="T47">bus/ → </text:span><text:span text:style-name="T36">Muestra información sobre los diferentes buses disponibles en el sistema.</text:span></text:p>
      <text:p text:style-name="P55"><text:span text:style-name="T32"/></text:p>
      <text:p text:style-name="P56"><text:span text:style-name="T32">E</text:span><text:span text:style-name="T28">n el servidor ubuntu se utiliza el comando htop para ver la actividad actual del sistema, </text:span><text:span text:style-name="T37">se puede ver que lleva 11 minutos activo el sistema y apenas se esta ocupando 100 MB de la memoria principal. </text:span><text:span text:style-name="T39">S</text:span><text:span text:style-name="T38">e puede ver que la carga media en el último minuto es de 0.00, en los últimos 5 minutos de 0.10 y en los últimos 10 minutos de 0.17.</text:span></text:p>
      <text:p text:style-name="P56"><text:span text:style-name="T38"/></text:p>
      <text:p text:style-name="P57"><text:span text:style-name="T38">M</text:span><text:span text:style-name="T28">ientras que en el servidor CentOs, utilizando el comando htop, tambien lleva 11 minutos activo y está consumiendo 400 MB de memoria principal. </text:span><text:span text:style-name="T40">Se puede ver que la carga media de trabajo en el último minuto es de 0.16 en los últimos 5 minutos de 0.19 y en los últimos 10 minutos de 0.23 .</text:span></text:p>
      <text:p text:style-name="P55"><text:span text:style-name="T31"/></text:p>
      <text:p text:style-name="P14"/>
      <text:p text:style-name="P14"/>
      <text:p text:style-name="P29">MONITORIZACIÓN EN LINUX(comandos Linux)</text:p>
      <text:p text:style-name="P48"><text:span text:style-name="T1">Cuestión 2:</text:span><text:span text:style-name="T3"> </text:span><text:span text:style-name="T10">Pruebe alguno de los comandos anteriores y amplíe la información mostrada usando distintos parámetros admitidos por cada comando.</text:span></text:p>
      <text:list xml:id="list1509065189" text:style-name="L3">
        <text:list-item>
          <text:p text:style-name="P49"><text:span text:style-name="T18">d</text:span><text:span text:style-name="T2">f</text:span><text:span text:style-name="T4">:</text:span><text:span text:style-name="T2"> </text:span></text:p>
          <text:list>
            <text:list-item>
              <text:p text:style-name="P58"><text:span text:style-name="T2">-h: Muestra el tamaño en potencias de 1024</text:span></text:p>
            </text:list-item>
            <text:list-item>
              <text:p text:style-name="P59"><text:span text:style-name="T2">-i: Muestra la información de los inodes libres y utilizados en vez de mostrar los bloques</text:span></text:p>
            </text:list-item>
            <text:list-item>
              <text:p text:style-name="P59"><text:span text:style-name="T2">-</text:span><text:span text:style-name="T18">l: Limita la muestra de la información a sistema de ficheros locales</text:span></text:p>
            </text:list-item>
          </text:list>
        </text:list-item>
        <text:list-item>
          <text:p text:style-name="P50"><text:span text:style-name="T18">d</text:span><text:span text:style-name="T2">u</text:span><text:span text:style-name="T4">:</text:span></text:p>
          <text:list>
            <text:list-item>
              <text:p text:style-name="P50"><text:span text:style-name="T4">-a: Además de contar directorios, también cuenta los ficheros</text:span></text:p>
            </text:list-item>
            <text:list-item>
              <text:p text:style-name="P50"><text:span text:style-name="T4">-</text:span><text:span text:style-name="T5">b: Muestra el espacio en bytes</text:span></text:p>
            </text:list-item>
            <text:list-item>
              <text:p text:style-name="P50"><text:soft-page-break/><text:span text:style-name="T5">--</text:span><text:span text:style-name="T6">inodes: Muestra la información de los inodes</text:span></text:p>
            </text:list-item>
          </text:list>
        </text:list-item>
        <text:list-item>
          <text:p text:style-name="P51"><text:span text:style-name="T19">f</text:span><text:span text:style-name="T2">ree</text:span><text:span text:style-name="T4">:</text:span></text:p>
          <text:list>
            <text:list-item>
              <text:p text:style-name="P51"><text:span text:style-name="T4">-b: Muestra la información en bytes</text:span></text:p>
            </text:list-item>
            <text:list-item>
              <text:p text:style-name="P51"><text:span text:style-name="T4">--mega: Muestra la información en MB</text:span></text:p>
            </text:list-item>
          </text:list>
        </text:list-item>
        <text:list-item>
          <text:p text:style-name="P52"><text:span text:style-name="T2">ps</text:span><text:span text:style-name="T4">:</text:span></text:p>
          <text:list>
            <text:list-item>
              <text:p text:style-name="P52"><text:span text:style-name="T4">-A: muestra todos los procesos</text:span></text:p>
            </text:list-item>
            <text:list-item>
              <text:p text:style-name="P52"><text:span text:style-name="T4">-</text:span><text:span text:style-name="T7">U &lt;user&gt;: Muestra todos los procesos de un usuario</text:span></text:p>
            </text:list-item>
          </text:list>
        </text:list-item>
        <text:list-item>
          <text:p text:style-name="P53"><text:span text:style-name="T2">who</text:span><text:span text:style-name="T4">:</text:span></text:p>
          <text:list>
            <text:list-item>
              <text:p text:style-name="P53"><text:span text:style-name="T4">-u: Muestra los usuarios que se encuentran en el sistema</text:span></text:p>
            </text:list-item>
            <text:list-item>
              <text:p text:style-name="P53"><text:span text:style-name="T4">-</text:span><text:span text:style-name="T8">r: Muestra el run level.</text:span></text:p>
            </text:list-item>
          </text:list>
        </text:list-item>
        <text:list-item>
          <text:p text:style-name="P54"><text:span text:style-name="T2">uptime</text:span><text:span text:style-name="T4">:</text:span></text:p>
          <text:list>
            <text:list-item>
              <text:p text:style-name="P54"><text:span text:style-name="T4">-p: Muestra de una manera más fácil el tiempo que lleva conectada la máquina</text:span></text:p>
            </text:list-item>
            <text:list-item>
              <text:p text:style-name="P54"><text:span text:style-name="T4">-s: Te muestra el dia y la hora exacta en la que se puso en marcha el sistema</text:span></text:p>
            </text:list-item>
          </text:list>
          <text:p text:style-name="P49"><text:span text:style-name="T4"/></text:p>
        </text:list-item>
      </text:list>
      <text:p text:style-name="P42"/>
      <text:p text:style-name="P13">Cuestión <text:span text:style-name="T56">3</text:span>:<text:span text:style-name="T4"> </text:span><text:span text:style-name="T11">Utilice la orden vmstat para medir la actividad del sistema durante un total de cinco minutos. El periodo entre medidas consecutivas será de 5 segundos. La información se guardará en el fichero de texto vmstat.res .</text:span></text:p>
      <text:p text:style-name="P16"/>
      <text:p text:style-name="P28"/>
      <text:p text:style-name="P30">MONITORIZACIÓN EN LINUX(<text:span text:style-name="T57">sar</text:span>)</text:p>
      <text:p text:style-name="P5">Cuestión <text:span text:style-name="T58">4</text:span>:<text:span text:style-name="T4"> </text:span><text:span text:style-name="T12">Indique las distintas opciones que dispone sar así como una descripción de cada una de ellas.</text:span></text:p>
      <text:p text:style-name="P19"/>
      <text:p text:style-name="P6">Cuestión <text:span text:style-name="T59">5</text:span>:<text:span text:style-name="T2"> </text:span><text:span text:style-name="T13">Escoja uno de los ficheros históricos de sar (/var/log/sa/saDD) disponibles en el sistema y analice el comportamiento de un día entero de los siguientes aspectos:</text:span></text:p>
      <text:p text:style-name="P44"><text:tab/>· Utilización del procesador (modo usuario, sistema y desocupado)</text:p>
      <text:p text:style-name="P44"><text:tab/>· Carga media del sistema (1, 5 y 15 últimos minutos)</text:p>
      <text:p text:style-name="P6"><text:span text:style-name="T13"><text:tab/></text:span><text:span text:style-name="T14">· Paginación</text:span></text:p>
      <text:p text:style-name="P45"><text:tab/>· Cambios de contexto</text:p>
      <text:p text:style-name="P46"/>
      <text:p text:style-name="P7">Cuestión <text:span text:style-name="T60">6</text:span>:<text:span text:style-name="T2"> </text:span><text:span text:style-name="T14">Muestre la secuencia de comandos para realizar la instalación del paquete sysstat en Ubuntu y la configuración realizada para habilitar sar para que se ejecute cada 10 minutos.</text:span></text:p>
      <text:p text:style-name="P22"/>
      <text:p text:style-name="P8"><text:soft-page-break/><text:span text:style-name="T24">C</text:span><text:span text:style-name="T23">uestión </text:span><text:span text:style-name="T26">7</text:span><text:span text:style-name="T23">:</text:span><text:span text:style-name="T41"> </text:span><text:span text:style-name="T29">Ejecute sar en modo interactivo durante 5 minutos con una frecuencia de 30 segundos. Muestre el comando utilizado y analice el resultado.</text:span></text:p>
      <text:p text:style-name="P21"/>
      <text:p text:style-name="P20"/>
      <text:p text:style-name="P20"/>
      <text:p text:style-name="P40"/>
      <text:p text:style-name="P31"><text:span text:style-name="T25">MONITORIZACIÓN EN LINUX(</text:span><text:span text:style-name="T27">otros monitores</text:span><text:span text:style-name="T25">)</text:span></text:p>
      <text:p text:style-name="P9"><text:span text:style-name="T25">C</text:span><text:span text:style-name="T23">uestión </text:span><text:span text:style-name="T27">8</text:span><text:span text:style-name="T23">:</text:span><text:span text:style-name="T28"> </text:span><text:span text:style-name="T30">Enumere y muestre las características más importantes de otras herramientas de monitorización para Linux.</text:span></text:p>
      <text:p text:style-name="P37"/>
      <text:p text:style-name="P34"/>
      <text:p text:style-name="P60">MONITORIZACIÓN EN WINDOWS(perfmon)</text:p>
      <text:p text:style-name="P35">Cuestión <text:span text:style-name="T61">9</text:span>:<text:span text:style-name="T2"> </text:span><text:span text:style-name="T15">Configure el monitor de rendimiento para supervisar durante 5 minutos el estado del % del tiempo del procesador y de usuario, % tiempo de lectura, escritura e inactividad del disco duro, errores de caché y MB disponibles en memoria. Muestre una gráfica y analice el resultado de los datos recogidos tras una ejecución.</text:span></text:p>
      <text:p text:style-name="P62"/>
      <text:p text:style-name="P36"><text:span text:style-name="T15">Cuestión 1</text:span><text:span text:style-name="T16">0</text:span><text:span text:style-name="T15">: </text:span><text:span text:style-name="T16">Ejecute el recopilador de datos del sistema configurado para el Rendimiento del Sistema y muestre el resultado del informe tras la ejecución.</text:span></text:p>
      <text:p text:style-name="P34"/>
      <text:p text:style-name="P33"><text:span text:style-name="T53">Cuestión 1</text:span><text:span text:style-name="T54">1</text:span><text:span text:style-name="T53">:</text:span><text:span text:style-name="T48"> </text:span><text:span text:style-name="T50">Cree un recopilador de datos de un periodo de 5 minutos definido por el usuario (modo avanzado) que incluya tanto el contador de rendimiento como los datos de seguimiento:</text:span></text:p>
      <text:p text:style-name="P32"><text:span text:style-name="T48"><text:tab/></text:span><text:span text:style-name="T51">· </text:span><text:span text:style-name="T52">Todos los referentes al procesador, al proceso y al servicio web</text:span></text:p>
      <text:p text:style-name="P33"><text:span text:style-name="T48"><text:tab/></text:span><text:span text:style-name="T49">· </text:span><text:span text:style-name="T50">Intervalo de muestra 15 segundos</text:span></text:p>
      <text:p text:style-name="P33"><text:span text:style-name="T48"><text:tab/></text:span><text:span text:style-name="T49">· </text:span><text:span text:style-name="T50">Almacene el resultado en el directorio home del usuario practica4</text:span></text:p>
      <text:p text:style-name="P63"/>
      <text:p text:style-name="P15"/>
      <text:p text:style-name="P61">MONITORIZACIÓN EN WINDOWS(otros monitores)</text:p>
      <text:p text:style-name="P10">Cuestión 14:<text:span text:style-name="T2"> Enumere </text:span><text:span text:style-name="T17">y muestre características más importantes de otras herramientas de monitorización para Windows.</text:span></text:p>
      <text:p text:style-name="P17"/>
      <text:p text:style-name="P15"/>
      <text:p text:style-name="P15"/>
      <text:p text:style-name="P15"/>
      <text:p text:style-name="P15"/>
      <text:p text:style-name="P15"/>
      <text:p text:style-name="P11"><text:soft-page-break/>Pregunta 1:<text:span text:style-name="T2"> </text:span></text:p>
      <text:p text:style-name="P43"/>
      <text:p text:style-name="P12">Pregunta 2:<text:span text:style-name="T2"> </text:span></text:p>
      <text:p text:style-name="P18"/>
      <text:p text:style-name="P27"/>
      <text:p text:style-name="P27"/>
      <text:p text:style-name="P27">REFERENCIAS</text:p>
      <text:list xml:id="list493901331" text:style-name="L2">
        <text:list-item>
          <text:p text:style-name="P65"><text:a xlink:type="simple" xlink:href="https://www.linux.com/news/discover-possibilities-proc-directory" text:style-name="Internet_20_link" text:visited-style-name="Visited_20_Internet_20_Link"><text:span text:style-name="T21">/proc directory</text:span></text:a></text:p>
        </text:list-item>
        <text:list-item>
          <text:p text:style-name="P65"><text:a xlink:type="simple" xlink:href="https://www.centos.org/docs/5/html/5.1/Deployment_Guide/s1-proc-topfiles.html" text:style-name="Internet_20_link" text:visited-style-name="Visited_20_Internet_20_Link"><text:span text:style-name="T21">/proc directory CentOs docs</text:span></text:a></text:p>
        </text:list-item>
        <text:list-item>
          <text:p text:style-name="P65"><text:a xlink:type="simple" xlink:href="https://tecadmin.net/sysstat-monitor-linux-system-performance/" text:style-name="Internet_20_link" text:visited-style-name="Visited_20_Internet_20_Link"><text:span text:style-name="T22">Sysstat Ubuntu</text:span></text:a></text:p>
        </text:list-item>
      </text:list>
      <text:list xml:id="list653771673" text:style-name="L1">
        <text:list-header>
          <text:p text:style-name="P64"><text:a xlink:type="simple" xlink:href="https://debian-handbook.info/browse/es-ES/stable/sect.selinux.html" text:style-name="Internet_20_link" text:visited-style-name="Visited_20_Internet_20_Link"><text:span text:style-name="T20"/></text:a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9:17:13.862000024</meta:creation-date>
    <meta:editing-duration>P0D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5" meta:paragraph-count="65" meta:word-count="811" meta:character-count="4736" meta:non-whitespace-character-count="4005"/>
  </office:meta>
</office:document-meta>
</file>